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3d3d3d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3, C4, C6, C8</text:p>
          </table:table-cell>
          <table:table-cell office:value-type="string" calcext:value-type="string">
            <text:p>22uF X5R</text:p>
          </table:table-cell>
          <table:table-cell office:value-type="string" calcext:value-type="string">
            <text:p>C_1812_4532Metric_Pad1.57x3.40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C47nF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 C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_Elec_10x10.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1, R2, R10</text:p>
          </table:table-cell>
          <table:table-cell office:value-type="string" calcext:value-type="string">
            <text:p>R10k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7, R8, R9</text:p>
          </table:table-cell>
          <table:table-cell office:value-type="string" calcext:value-type="string">
            <text:p>R56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3, 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5, 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string" calcext:value-type="string">
            <text:p>R6, R17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_0603_1608Metric_Pad0.98x0.95mm_HandSolder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12, R18</text:p>
          </table:table-cell>
          <table:table-cell office:value-type="string" calcext:value-type="string">
            <text:p>R10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e R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R_0603_1608Metric_Pad0.98x0.9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22uH</text:p>
          </table:table-cell>
          <table:table-cell table:style-name="ce2" office:value-type="string" calcext:value-type="string">
            <text:p>L_7.3x7.3_H4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2"/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1.5uH</text:p>
          </table:table-cell>
          <table:table-cell table:style-name="ce1" office:value-type="string" calcext:value-type="string">
            <text:p>L_12x12mm_H6mm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2"/>
          <table:table-cell table:style-name="ce1" office:value-type="string" calcext:value-type="string">
            <text:p>D5, D6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SMD_WL-SMSW_side-emitting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_Schottky_Small</text:p>
          </table:table-cell>
          <table:table-cell office:value-type="string" calcext:value-type="string">
            <text:p>D_SMD_MicroDiode_MD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ESP-13-WROOM-02</text:p>
          </table:table-cell>
          <table:table-cell office:value-type="string" calcext:value-type="string">
            <text:p>ESP-WROOM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SN74AHCT125</text:p>
          </table:table-cell>
          <table:table-cell table:style-name="ce1" office:value-type="string" calcext:value-type="string">
            <text:p>SOIC-14_3.9x8.7mm_P1.27mm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FS312F-G</text:p>
          </table:table-cell>
          <table:table-cell table:style-name="ce2" office:value-type="string" calcext:value-type="string">
            <text:p>SOT-23-6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2"/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MT3608</text:p>
          </table:table-cell>
          <table:table-cell table:style-name="ce1" office:value-type="string" calcext:value-type="string">
            <text:p>SOT-23-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2"/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RT8097B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F1, F2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SPST_GULLW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2"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ON/OFF</text:p>
          </table:table-cell>
          <table:table-cell table:style-name="ce1" office:value-type="string" calcext:value-type="string">
            <text:p>SW_CuK_OS102011MA1QN1_SPDT_Angled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G***, G***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mcqn-logo-3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S8205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JSM2302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J6, 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1x02-1MP_P2.0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PinHeader_1x03_P2.54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Battery_Test_Points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hoenixContact_MSTBA_2,5_4-G-5,08_1x04_P5.08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1, P2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Socket_1x09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3:59:02.815595971</meta:creation-date>
    <dc:date>2022-10-19T17:12:14.388068700</dc:date>
    <meta:editing-duration>PT29S</meta:editing-duration>
    <meta:editing-cycles>1</meta:editing-cycles>
    <meta:document-statistic meta:table-count="1" meta:cell-count="231" meta:object-count="0"/>
    <meta:generator>LibreOffice/7.3.6.2$Linux_X86_64 LibreOffice_project/30$Build-2</meta:generator>
  </office:meta>
</office:document-meta>
</file>